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6"/>
    <style:style style:name="P5" style:family="paragraph" style:parent-style-name="Standard" style:list-style-name="L7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PG Pre-coding Plan</text:p>
      <text:p text:style-name="Standard"/>
      <text:p text:style-name="Standard">Row 1: Header (Star wars or other, Firefly?)</text:p>
      <text:p text:style-name="Standard"/>
      <text:p text:style-name="Standard">Row 2: Your Character</text:p>
      <text:list xml:id="list2126698798057747705" text:style-name="L2">
        <text:list-item>
          <text:p text:style-name="P1">Initially has four characters to choose from</text:p>
          <text:list>
            <text:list-item>
              <text:p text:style-name="P1">Each character has Name, portrait, and HP surrounded by border</text:p>
            </text:list-item>
          </text:list>
        </text:list-item>
        <text:list-item>
          <text:p text:style-name="P1">once a character is chosen, the other three character objects move to row 3.</text:p>
        </text:list-item>
        <text:list-item>
          <text:p text:style-name="P1">“Your character” pseudo-footer</text:p>
        </text:list-item>
      </text:list>
      <text:p text:style-name="Standard"/>
      <text:p text:style-name="Standard">Row 3: Enemies to attack</text:p>
      <text:list xml:id="list8783729321619382328" text:style-name="L6">
        <text:list-item>
          <text:p text:style-name="P4">Initially has blank space that will receive three enemies</text:p>
        </text:list-item>
        <text:list-item>
          <text:p text:style-name="P4">“Enemies Available to Attack” pseudo-footer</text:p>
        </text:list-item>
      </text:list>
      <text:p text:style-name="Standard"/>
      <text:p text:style-name="Standard">Row 4: Fight Section</text:p>
      <text:list xml:id="list443434392926890694" text:style-name="L7">
        <text:list-item>
          <text:p text:style-name="P5">“Fight Section” header</text:p>
        </text:list-item>
        <text:list-item>
          <text:p text:style-name="P5">Attack Button</text:p>
          <text:list>
            <text:list-item>
              <text:p text:style-name="P5">Attack gains 8 damage on each click (doesn't reset with opponent)</text:p>
            </text:list-item>
            <text:list-item>
              <text:p text:style-name="P5">Opponent will strike</text:p>
              <text:list>
                <text:list-item>
                  <text:p text:style-name="P5">Dmaul [25dmg, 180 HP]</text:p>
                </text:list-item>
                <text:list-item>
                  <text:p text:style-name="P5">LSWalker [5 dmg, 100 HP]</text:p>
                </text:list-item>
              </text:list>
            </text:list-item>
          </text:list>
        </text:list-item>
      </text:list>
      <text:p text:style-name="Standard">Dsididius [20 dmg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riffin</meta:initial-creator>
    <meta:creation-date>2017-02-17T23:01:02.29</meta:creation-date>
    <meta:document-statistic meta:table-count="0" meta:image-count="0" meta:object-count="0" meta:page-count="1" meta:paragraph-count="18" meta:word-count="118" meta:character-count="636"/>
    <dc:date>2017-02-18T08:59:07.11</dc:date>
    <dc:creator>Peter Griffin</dc:creator>
    <meta:editing-duration>PT6H32M44S</meta:editing-duration>
    <meta:editing-cycles>1</meta:editing-cycles>
    <meta:generator>OpenOffice/4.1.2$Win32 OpenOffice.org_project/412m3$Build-9782</meta:generator>
  </office:meta>
</office:document-meta>
</file>